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8eff" officeooo:paragraph-rsid="000f8e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b0de" officeooo:paragraph-rsid="0011b0de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f83a" officeooo:paragraph-rsid="0011f83a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0631e" style:font-style-asian="italic" style:font-style-complex="italic"/>
    </style:style>
    <style:style style:name="T4" style:family="text">
      <style:text-properties fo:font-style="italic" style:text-underline-style="none" officeooo:rsid="0011b0de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0631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MYSQL.</text:p>
      <text:list xml:id="list1441550168" text:style-name="L1">
        <text:list-item>
          <text:p text:style-name="P11">Entrar en mysql:</text:p>
        </text:list-item>
      </text:list>
      <text:p text:style-name="P2"><text:tab/>→ <text:span text:style-name="T1">mysql -u root -p.</text:span></text:p>
      <text:p text:style-name="P7"/>
      <text:list xml:id="list1403960830" text:style-name="L2">
        <text:list-item>
          <text:p text:style-name="P20">Salir de mysql:</text:p>
        </text:list-item>
      </text:list>
      <text:p text:style-name="P3"><text:tab/>→ <text:span text:style-name="T1">quit.</text:span></text:p>
      <text:p text:style-name="P7"/>
      <text:list xml:id="list2465831108" text:style-name="L3">
        <text:list-item>
          <text:p text:style-name="P21">Mostrar las bases de datos activas:</text:p>
          <text:p text:style-name="P21">→ <text:span text:style-name="T1">show databases;</text:span></text:p>
          <text:p text:style-name="P13"/>
        </text:list-item>
        <text:list-item>
          <text:p text:style-name="P21">Para poder trabajar sobre una base de datos:</text:p>
          <text:p text:style-name="P21">→ <text:span text:style-name="T2">use nombre_bd. </text:span><text:span text:style-name="T5">(junto al comando </text:span><text:span text:style-name="T2">quit </text:span><text:span text:style-name="T5">son los únicos que no necesitan punto y coma).</text:span></text:p>
          <text:p text:style-name="P34"/>
        </text:list-item>
        <text:list-item>
          <text:p text:style-name="P34">Crear base de datos:</text:p>
          <text:p text:style-name="P21"><text:span text:style-name="T5">→ </text:span><text:span text:style-name="T2">create databse nombre_bd;</text:span></text:p>
          <text:p text:style-name="P21"><text:span text:style-name="T2">** </text:span><text:span text:style-name="T5">para asegurarnos de que la base de datos no ha sido creada ante</text:span><text:span text:style-name="T6">riormente, antes de crear la base de datos ejecutamos el siguiente comando: </text:span><text:span text:style-name="T3">drop database if exists nombre_bd; **</text:span></text:p>
        </text:list-item>
      </text:list>
      <text:p text:style-name="P8"/>
      <text:p text:style-name="P3"><text:span text:style-name="T3"><text:tab/>** </text:span><text:span text:style-name="T6">para asegurarnos de que la base de datos respeta una serie de caracteres, al crear la base <text:s text:c="4"/><text:tab/> <text:s text:c="4"/>de datos es conveniente ejecutar el comando de la siguiente forma: </text:span><text:span text:style-name="T3">create database <text:tab/><text:tab/> <text:s text:c="4"/>nombre_bd character set utf8mb4 collate utf8mb4_unicode_ci; **</text:span></text:p>
      <text:p text:style-name="P8"/>
      <text:list xml:id="list2510085228" text:style-name="L4">
        <text:list-item>
          <text:p text:style-name="P35">Crear una base de datos:</text:p>
          <text:p text:style-name="P22"><text:span text:style-name="T5">→ </text:span><text:span text:style-name="T2">create table nombre_tabla (nombre_atributo tipo);</text:span></text:p>
          <text:p text:style-name="P14"/>
        </text:list-item>
        <text:list-item>
          <text:p text:style-name="P35">Mostrar tablas de una base de datos:</text:p>
          <text:p text:style-name="P22"><text:span text:style-name="T5">→ </text:span><text:span text:style-name="T2">show tables;</text:span></text:p>
          <text:p text:style-name="P14"/>
        </text:list-item>
        <text:list-item>
          <text:p text:style-name="P35">Visualizar la estructura de una tabla:</text:p>
          <text:p text:style-name="P22"><text:span text:style-name="T5">→ </text:span><text:span text:style-name="T2">describe nombre_tabla;</text:span></text:p>
        </text:list-item>
      </text:list>
      <text:p text:style-name="P9"/>
      <text:list xml:id="list165452347539463" text:continue-numbering="true" text:style-name="L4">
        <text:list-item>
          <text:p text:style-name="P22"><text:span text:style-name="T5">Clave primaria → a la hora de crear la tabla, al lado del campo que queramos que sea el id debemos poner </text:span><text:span text:style-name="T2">PRIMARY KEY.</text:span></text:p>
          <text:p text:style-name="P14"/>
        </text:list-item>
        <text:list-item>
          <text:p text:style-name="P23"><text:span text:style-name="T5">Claves candidatas → a la hora de crear la tabla, todos aquellos atributos que queramos que sean únicos debemos poner a su lado </text:span><text:span text:style-name="T2">UNIQUE.</text:span></text:p>
          <text:p text:style-name="P15"/>
        </text:list-item>
        <text:list-item>
          <text:p text:style-name="P23"><text:span text:style-name="T5">Campos autoincrementales → cuando queremos que un id sea autoincremental, a la hora de crear a la tabla debemos establecer la siguiente propiedad </text:span><text:span text:style-name="T2">AUTO_INCREMENTAL</text:span><text:span text:style-name="T5">.</text:span></text:p>
        </text:list-item>
      </text:list>
      <text:p text:style-name="P5"/>
      <text:list xml:id="list165451733245007" text:continue-numbering="true" text:style-name="L4">
        <text:list-item>
          <text:p text:style-name="P36">Borrar una tabla:</text:p>
          <text:p text:style-name="P23"><text:span text:style-name="T5">→ </text:span><text:span text:style-name="T2">drop table nombre_tabla;</text:span></text:p>
          <text:p text:style-name="P15"/>
        </text:list-item>
        <text:list-item>
          <text:p text:style-name="P36">Añadir una columna a una tabla creada:</text:p>
          <text:p text:style-name="P23"><text:span text:style-name="T5">→ </text:span><text:span text:style-name="T2">alter table nombre_tabla add column nombre_columna tipo;</text:span></text:p>
        </text:list-item>
      </text:list>
      <text:p text:style-name="P4"><text:span text:style-name="T2"><text:tab/>** </text:span><text:span text:style-name="T7">ejemplo: </text:span><text:span text:style-name="T2">alter table providers add column address VARCHAR(255); ** </text:span></text:p>
      <text:p text:style-name="P10"/>
      <text:list xml:id="list2114681151" text:style-name="L5">
        <text:list-item>
          <text:p text:style-name="P37">Eliminar la columna de una tabla:</text:p>
          <text:p text:style-name="P24"><text:span text:style-name="T5">→ </text:span><text:span text:style-name="T2">alter table nombre_tabla drop column nombre_columna;</text:span></text:p>
          <text:p text:style-name="P17"/>
        </text:list-item>
        <text:list-item>
          <text:p text:style-name="P37">Añadir una columna a una tabla en la posición que queramos:</text:p>
          <text:p text:style-name="P24"><text:span text:style-name="T5">→ </text:span><text:span text:style-name="T2">alter table nombre_tabla add column nombre_columna after nombre_otra_columna;</text:span></text:p>
        </text:list-item>
      </text:list>
      <text:p text:style-name="P10"><text:soft-page-break/></text:p>
      <text:list xml:id="list165451597141823" text:continue-numbering="true" text:style-name="L5">
        <text:list-item>
          <text:p text:style-name="P37">Renombrar un campo:</text:p>
          <text:p text:style-name="P24"><text:span text:style-name="T5">→ </text:span><text:span text:style-name="T4">alter table nombre_tabla change column nombre_columna nuevo_nombre tipo;</text:span></text:p>
          <text:p text:style-name="P38">** con este comando también podemos cambiar el tamaño de la columna, ya que al declarar el nuevo nombre también establecemos el tipo **</text:p>
          <text:p text:style-name="P38"/>
        </text:list-item>
        <text:list-item>
          <text:p text:style-name="P39">Modificando el tipo de un campo:</text:p>
          <text:p text:style-name="P25"><text:span text:style-name="T5">→ </text:span><text:span text:style-name="T2">alter table nombre_tabla modify column nombre_columna nuevo_tipo;</text:span></text:p>
        </text:list-item>
      </text:list>
      <text:p text:style-name="P6"/>
      <text:list xml:id="list165452151078812" text:continue-numbering="true" text:style-name="L5">
        <text:list-item>
          <text:p text:style-name="P39">Claves foráneas:</text:p>
          <text:p text:style-name="P25"><text:span text:style-name="T5">→ </text:span><text:span text:style-name="T2">foreign key nombre_columna references nombre_tabla(id);</text:span></text:p>
          <text:p text:style-name="P25"><text:span text:style-name="T2">** </text:span><text:span text:style-name="T7">ejemplo: </text:span><text:span text:style-name="T2">foreign key(id_autor) references autor(id); **</text:span></text:p>
        </text:list-item>
      </text:list>
      <text:p text:style-name="P18"/>
      <text:list xml:id="list165452397429413" text:continue-numbering="true" text:style-name="L5">
        <text:list-item>
          <text:p text:style-name="P40">Insertar registros en una base de datos:</text:p>
          <text:p text:style-name="P26"><text:span text:style-name="T5">→ </text:span><text:span text:style-name="T2">insert into nombre_tabla(campo1,campo2,campo3…) values(valor1,valor2,valor3…)</text:span></text:p>
          <text:p text:style-name="P26"><text:span text:style-name="T2">** </text:span><text:span text:style-name="T5">se pueden omitir el nombre de los campos de dicha columna, pero en ese caso si existe algún campo que tenga un valor por defecto habrá que escribir </text:span><text:span text:style-name="T7">DEFAULT </text:span><text:span text:style-name="T5">al realizar la insercción **</text:span></text:p>
          <text:p text:style-name="P26"><text:span text:style-name="T5">** si queremos realizar varias insercciones a la vez → </text:span><text:span text:style-name="T2">insert into nombre_tabla(campo1,campo2…) values(valor1,valor2…),(valor1,valor2…),…</text:span></text:p>
        </text:list-item>
      </text:list>
      <text:p text:style-name="P19"/>
      <text:list xml:id="list165450476806217" text:continue-numbering="true" text:style-name="L5">
        <text:list-item>
          <text:p text:style-name="P40">Actualizar registros de una base de datos:</text:p>
          <text:p text:style-name="P26"><text:span text:style-name="T5">→ </text:span><text:span text:style-name="T2">update nombre_tabla set campo = valor where condición.</text:span></text:p>
        </text:list-item>
      </text:list>
      <text:p text:style-name="P19"/>
      <text:list xml:id="list165452501469408" text:continue-numbering="true" text:style-name="L5">
        <text:list-item>
          <text:p text:style-name="P40">Eliminar registros de una base de datos:</text:p>
          <text:p text:style-name="P26"><text:span text:style-name="T5">→ </text:span><text:span text:style-name="T2">delete from nombre_tabla where condición.</text:span></text:p>
        </text:list-item>
      </text:list>
      <text:p text:style-name="P27"><text:span text:style-name="T2"/></text:p>
      <text:list xml:id="list165452297328198" text:continue-numbering="true" text:style-name="L5">
        <text:list-item>
          <text:p text:style-name="P28"><text:span text:style-name="T5">Listar información de una tabla:</text:span></text:p>
          <text:p text:style-name="P28"><text:span text:style-name="T5">→ </text:span><text:span text:style-name="T2">select (campos que deseemos mostrar) from nombre_tabla.</text:span></text:p>
          <text:p text:style-name="P28"><text:span text:style-name="T2">** </text:span><text:span text:style-name="T5">para mostrar todos los campos de una tabla utilizamos el operador ‘</text:span><text:span text:style-name="T7">*’ </text:span><text:span text:style-name="T5">**</text:span></text:p>
        </text:list-item>
      </text:list>
      <text:p text:style-name="P29"><text:span text:style-name="T2"/></text:p>
      <text:list xml:id="list165451367579278" text:continue-numbering="true" text:style-name="L5">
        <text:list-item>
          <text:p text:style-name="P28"><text:span text:style-name="T5">Poner un alias a un campo que deseemos listar:</text:span></text:p>
          <text:p text:style-name="P28"><text:span text:style-name="T5">→ </text:span><text:span text:style-name="T2">select nombre_campo as alias from nombre_tabla.</text:span></text:p>
          <text:p text:style-name="P28"><text:span text:style-name="T2">** </text:span><text:span text:style-name="T7">ejemplo: </text:span><text:span text:style-name="T2">select nomEmp as nombre from empleados; **</text:span></text:p>
        </text:list-item>
      </text:list>
      <text:p text:style-name="P29"><text:span text:style-name="T2"/></text:p>
      <text:list xml:id="list165452121545172" text:continue-numbering="true" text:style-name="L5">
        <text:list-item>
          <text:p text:style-name="P28"><text:span text:style-name="T5">Limitar el número de filas que deseamos mostrar:</text:span></text:p>
          <text:p text:style-name="P28"><text:span text:style-name="T5">→ </text:span><text:span text:style-name="T2">select * from nombre_tabla limit cantidad_filas.</text:span></text:p>
          <text:p text:style-name="P28"><text:span text:style-name="T2">** </text:span><text:span text:style-name="T5">también podemos limitar el número de filas que deseamos sacar a partir de una fila**</text:span></text:p>
          <text:p text:style-name="P28"><text:span text:style-name="T5">→ </text:span><text:span text:style-name="T2">select * from nombre_tabla limit cantidad_filas,fila_comienza.</text:span></text:p>
        </text:list-item>
      </text:list>
      <text:p text:style-name="P29"><text:span text:style-name="T2"/></text:p>
      <text:list xml:id="list165451169964534" text:continue-numbering="true" text:style-name="L5">
        <text:list-item>
          <text:p text:style-name="P28"><text:span text:style-name="T5">Para ordenar el resultado que deseamos mostrar:</text:span></text:p>
          <text:p text:style-name="P28"><text:span text:style-name="T5">→ </text:span><text:span text:style-name="T2">select * from nombre_tabla order by nombre_campo.</text:span></text:p>
          <text:p text:style-name="P28"><text:span text:style-name="T5">** se puede ordenar de forma ascendente o descendente, por defecto se ordena de forma ascendente **</text:span></text:p>
          <text:p text:style-name="P28"><text:span text:style-name="T5">** también se puede ordenar por varios campos, </text:span><text:span text:style-name="T7">ejemplo: </text:span><text:span text:style-name="T2">select * from empleados order by nomEmp,salEmp. **</text:span></text:p>
          <text:p text:style-name="P28"><text:span text:style-name="T5">→ </text:span><text:span text:style-name="T2">select * from nombre_tabla order by nombre_campo desc.</text:span></text:p>
        </text:list-item>
      </text:list>
      <text:p text:style-name="P29"><text:span text:style-name="T2"/></text:p>
      <text:list xml:id="list165451711071636" text:continue-numbering="true" text:style-name="L5">
        <text:list-item>
          <text:p text:style-name="P30"><text:span text:style-name="T5">Podemos filtrar lo que deseemos listar:</text:span></text:p>
          <text:p text:style-name="P30"><text:span text:style-name="T5">→ </text:span><text:span text:style-name="T2">select * from nombre_tabla where condición.</text:span></text:p>
          <text:p text:style-name="P30"><text:span text:style-name="T5">** la condición puede ser cualquiera, como un campo es igual a un resultado o que un campo tiene que ser mayor o menos que otro… **</text:span></text:p>
        </text:list-item>
        <text:list-item>
          <text:p text:style-name="P30"><text:soft-page-break/><text:span text:style-name="T5">Podemos encontrar también varios operadores matemáticos:</text:span></text:p>
          <text:p text:style-name="P30"><text:span text:style-name="T5">→ </text:span><text:span text:style-name="T2">suma (+).</text:span></text:p>
          <text:p text:style-name="P30"><text:span text:style-name="T2">→ resta (-).</text:span></text:p>
          <text:p text:style-name="P30"><text:span text:style-name="T2">→ operador unitario menos (-).</text:span></text:p>
          <text:p text:style-name="P30"><text:span text:style-name="T2">→ multiplicación (*).</text:span></text:p>
          <text:p text:style-name="P30"><text:span text:style-name="T2">→ división (/).</text:span></text:p>
        </text:list-item>
      </text:list>
      <text:p text:style-name="P31"><text:span text:style-name="T2"/></text:p>
      <text:list xml:id="list165452497075785" text:continue-numbering="true" text:style-name="L5">
        <text:list-item>
          <text:p text:style-name="P30"><text:span text:style-name="T5">Podemos verificar si un campo ses NULL:</text:span></text:p>
          <text:p text:style-name="P30"><text:span text:style-name="T5">→ </text:span><text:span text:style-name="T2">select * from nombre_tabla where nombre_campo is null.</text:span></text:p>
          <text:p text:style-name="P30"><text:span text:style-name="T2">** </text:span><text:span text:style-name="T5">también podemos verificar si un campo no es null, </text:span><text:span text:style-name="T2">select * from nombre_tabla where nombre_campo is </text:span><text:span text:style-name="T5">not</text:span><text:span text:style-name="T2"> null. </text:span><text:span text:style-name="T5">**</text:span></text:p>
        </text:list-item>
      </text:list>
      <text:p text:style-name="P31"><text:span text:style-name="T5"/></text:p>
      <text:list xml:id="list165452619811245" text:continue-numbering="true" text:style-name="L5">
        <text:list-item>
          <text:p text:style-name="P30"><text:span text:style-name="T5">Podemos filtrar una consulta en función de un rango:</text:span></text:p>
          <text:p text:style-name="P30"><text:span text:style-name="T5">→ </text:span><text:span text:style-name="T2">select * from nombre_tabla where nombre_campo between valor_mínimo and valor_máximo.</text:span></text:p>
        </text:list-item>
      </text:list>
      <text:p text:style-name="P31"><text:span text:style-name="T2"/></text:p>
      <text:list xml:id="list165452589076650" text:continue-numbering="true" text:style-name="L5">
        <text:list-item>
          <text:p text:style-name="P30"><text:span text:style-name="T5">En MYSQL también podemos encontrarnos los operadores lógicos (and,or):</text:span></text:p>
          <text:p text:style-name="P30"><text:span text:style-name="T5">→ </text:span><text:span text:style-name="T2">select * from nombre_tabla where nombre_campo = valor and nombre_campo &lt; valor.</text:span></text:p>
          <text:p text:style-name="P30"><text:span text:style-name="T2">→ select * from nombre_tabla where nombre_campo = valor or nombre_campo &gt; valor.</text:span></text:p>
        </text:list-item>
      </text:list>
      <text:p text:style-name="P31"><text:span text:style-name="T2"/></text:p>
      <text:list xml:id="list165451904872184" text:continue-numbering="true" text:style-name="L5">
        <text:list-item>
          <text:p text:style-name="P32"><text:span text:style-name="T5">Podemos hacer comparaciones entre cadenas:</text:span></text:p>
          <text:p text:style-name="P32"><text:span text:style-name="T5">→ </text:span><text:span text:style-name="T2">select * from nombre_tabla where nombre_campo like condición.</text:span></text:p>
          <text:p text:style-name="P32"><text:span text:style-name="T5">** en el like podemos utilizar tres operadores:</text:span></text:p>
          <text:list>
            <text:list-header>
              <text:p text:style-name="P32"><text:span text:style-name="T5">→ ‘</text:span><text:span text:style-name="T2">_</text:span><text:span text:style-name="T5">’ → representa solo un carácter.</text:span></text:p>
              <text:p text:style-name="P32"><text:span text:style-name="T5">→ ‘</text:span><text:span text:style-name="T2">c</text:span><text:span text:style-name="T5">’ → una letra concreta.</text:span></text:p>
              <text:p text:style-name="P32"><text:span text:style-name="T5">→ ‘</text:span><text:span text:style-name="T2">%</text:span><text:span text:style-name="T5">’ → un conjunto de caracteres. **</text:span></text:p>
            </text:list-header>
          </text:list>
        </text:list-item>
      </text:list>
      <text:p text:style-name="P33"><text:span text:style-name="T5"><text:tab/>** también podemos realizar comparaciones con el operador </text:span><text:span text:style-name="T2">not like **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24:20.769000000</meta:creation-date>
    <dc:date>2019-01-29T16:54:50.058000000</dc:date>
    <meta:editing-duration>PT16M49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95" meta:word-count="892" meta:character-count="5127" meta:non-whitespace-character-count="4386"/>
  </office:meta>
</office:document-meta>
</file>